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écification de l'interface graphique</text:h>
      <text:p text:style-name="Standard"/>
      <text:h text:style-name="Heading_20_2" text:outline-level="2">Maquette des écrans/pages attendu(e)s</text:h>
      <text:p text:style-name="Standard"/>
      <text:h text:style-name="Heading_20_3" text:outline-level="3">Page d'accueil </text:h>
      <text:p text:style-name="Standard"/>
      <text:p text:style-name="Standard">….</text:p>
      <text:p text:style-name="Standard">…..</text:p>
      <text:p text:style-name="Standard"/>
      <text:h text:style-name="Heading_20_3" text:outline-level="3">Authentification</text:h>
      <text:p text:style-name="Standard">….</text:p>
      <text:p text:style-name="Standard">…..</text:p>
      <text:h text:style-name="Heading_20_3" text:outline-level="3">Menu_xy</text:h>
      <text:p text:style-name="Standard">….</text:p>
      <text:p text:style-name="Standard">…..</text:p>
      <text:h text:style-name="Heading_20_3" text:outline-level="3">Ecran zz</text:h>
      <text:p text:style-name="Standard">….</text:p>
      <text:p text:style-name="Standard">…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Spécification de l'interface graphique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3:55:42.70</dc:date>
    <dc:language>fr-FR</dc:language>
    <meta:editing-cycles>25</meta:editing-cycles>
    <meta:editing-duration>PT32M50S</meta:editing-duration>
    <meta:document-statistic meta:table-count="0" meta:image-count="0" meta:object-count="0" meta:page-count="1" meta:paragraph-count="16" meta:word-count="40" meta:character-count="228" meta:non-whitespace-character-count="203"/>
    <meta:user-defined meta:name="Info 1"/>
    <meta:user-defined meta:name="Info 2"/>
    <meta:user-defined meta:name="Info 3"/>
    <meta:user-defined meta:name="Info 4"/>
  </office:meta>
</office:document-meta>
</file>